
<file path=META-INF/manifest.xml><?xml version="1.0" encoding="utf-8"?>
<manifest:manifes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manifest:file-entry manifest:full-path="/" manifest:media-type="application/vnd.oasis.opendocument.text" manifest:version="1.2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맑은 고딕" svg:font-family="'맑은 고딕'"/>
    <style:font-face style:name="Malgun Gothic" svg:font-family="'Malgun Gothic'"/>
    <style:font-face style:name="Wingdings" svg:font-family="Wingdings"/>
    <style:font-face style:name="Times New Roman" svg:font-family="'Times New Roman'"/>
    <style:font-face style:name="SegoeUI" svg:font-family="SegoeUI"/>
    <style:font-face style:name="-apple-system" svg:font-family="-apple-system"/>
    <style:font-face style:name="Noto Sans KR" svg:font-family="'Noto Sans KR'"/>
    <style:font-face style:name="Noto Sans Demilight" svg:font-family="'Noto Sans Demilight'"/>
    <style:font-face style:name="Spoqa Han Sans" svg:font-family="'Spoqa Han Sans'"/>
    <style:font-face style:name="Roboto" svg:font-family="Roboto"/>
  </office:font-face-decls>
  <office:automatic-styles>
    <style:style style:name="PO_T1" style:family="text" style:parent-style-name="Standard">
      <style:text-properties fo:font-size="18pt" fo:color="#000000" style:font-size-asian="18pt" style:font-size-complex="18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2" style:family="text" style:parent-style-name="Standard">
      <style:text-properties fo:font-size="18pt" fo:color="#000000" style:font-size-asian="18pt" style:font-size-complex="18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" style:family="paragraph" style:parent-style-name="Standard" style:master-page-name="Standard">
      <style:paragraph-properties text:number-lines="true" style:page-number="auto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8pt" fo:color="#000000" style:font-size-asian="18pt" style:font-size-complex="18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2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8pt" fo:color="#000000" style:font-size-asian="18pt" style:font-size-complex="18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3" style:family="text" style:parent-style-name="Standard">
      <style:text-properties fo:font-size="14pt" fo:color="#111111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SegoeUI" style:font-name-asian="-apple-system" style:font-name-complex="SegoeUI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4" style:family="text" style:parent-style-name="Standard"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Noto Sans KR" style:font-name-asian="Noto Sans KR" style:font-name-complex="Noto Sans KR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#ffffff" style:text-emphasize="none"/>
    </style:style>
    <style:style style:name="PO_T5" style:family="text" style:parent-style-name="Standard"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Noto Sans KR" style:font-name-asian="Noto Sans KR" style:font-name-complex="Noto Sans KR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6" style:family="text" style:parent-style-name="Standard">
      <style:text-properties fo:font-size="14pt" fo:color="#111111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SegoeUI" style:font-name-asian="-apple-system" style:font-name-complex="SegoeUI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7" style:family="text" style:parent-style-name="Standard">
      <style:text-properties fo:font-size="14pt" fo:color="#111111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SegoeUI" style:font-name-asian="-apple-system" style:font-name-complex="SegoeUI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#ffffff" style:text-emphasize="none"/>
    </style:style>
    <style:style style:name="PO_T8" style:family="text" style:parent-style-name="Standard"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super 67%" style:font-name="SegoeUI" style:font-name-asian="-apple-system" style:font-name-complex="SegoeUI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9" style:family="text" style:parent-style-name="Standard"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super 67%" style:font-name="SegoeUI" style:font-name-asian="-apple-system" style:font-name-complex="SegoeUI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3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super 67%" style:font-name="SegoeUI" style:font-name-asian="-apple-system" style:font-name-complex="SegoeUI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4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4pt" fo:color="#111111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SegoeUI" style:font-name-asian="-apple-system" style:font-name-complex="SegoeUI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#ffffff" style:text-emphasize="none"/>
    </style:style>
    <style:style style:name="PO_T10" style:family="text" style:parent-style-name="Standard">
      <style:text-properties fo:font-size="14pt" fo:color="#111111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SegoeUI" style:font-name-asian="-apple-system" style:font-name-complex="SegoeUI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#ffffff" style:text-emphasize="none"/>
    </style:style>
    <style:style style:name="PO_P5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4pt" fo:color="#111111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SegoeUI" style:font-name-asian="-apple-system" style:font-name-complex="SegoeUI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#ffffff" style:text-emphasize="none"/>
    </style:style>
    <style:style style:name="PO_P6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1" style:family="text" style:parent-style-name="Standard">
      <style:text-properties fo:font-size="14pt" fo:color="#595959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Noto Sans KR" style:font-name-asian="Noto Sans KR" style:font-name-complex="Noto Sans KR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2" style:family="text" style:parent-style-name="Standard">
      <style:text-properties fo:font-size="14pt" fo:color="#595959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Noto Sans KR" style:font-name-asian="Noto Sans KR" style:font-name-complex="Noto Sans KR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3" style:family="text" style:parent-style-name="Standard">
      <style:text-properties fo:font-size="14pt" fo:color="#595959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Noto Sans KR" style:font-name-asian="Noto Sans KR" style:font-name-complex="Noto Sans KR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#f6f6f6" style:text-emphasize="none"/>
    </style:style>
    <style:style style:name="PO_P7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4" style:family="text" style:parent-style-name="Standard"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5" style:family="text" style:parent-style-name="Standard"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8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6" style:family="text" style:parent-style-name="Standard"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Noto Sans Demilight" style:font-name-asian="Noto Sans Demilight" style:font-name-complex="Noto Sans Demilight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9" style:family="paragraph" style:parent-style-name="Standard">
      <style:paragraph-properties text:number-lines="true" style:justify-single-word="false" fo:line-height="160%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Noto Sans Demilight" style:font-name-asian="Noto Sans Demilight" style:font-name-complex="Noto Sans Demilight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7" style:family="text" style:parent-style-name="Standard">
      <style:text-properties fo:font-size="14pt" fo:color="#666666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Roboto" style:font-name-asian="Roboto" style:font-name-complex="Roboto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#ffffff" style:text-emphasize="none"/>
    </style:style>
    <style:style style:name="PO_P10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Noto Sans Demilight" style:font-name-asian="Noto Sans Demilight" style:font-name-complex="Noto Sans Demilight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1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Noto Sans Demilight" style:font-name-asian="Noto Sans Demilight" style:font-name-complex="Noto Sans Demilight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8" style:family="text" style:parent-style-name="Standard"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Noto Sans Demilight" style:font-name-asian="Noto Sans Demilight" style:font-name-complex="Noto Sans Demilight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2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Noto Sans Demilight" style:font-name-asian="Noto Sans Demilight" style:font-name-complex="Noto Sans Demilight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9" style:family="text" style:parent-style-name="Standard">
      <style:text-properties fo:font-size="14pt" fo:color="#555555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Spoqa Han Sans" style:font-name-asian="Spoqa Han Sans" style:font-name-complex="Spoqa Han Sans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3" style:family="paragraph" style:parent-style-name="Standard">
      <style:paragraph-properties text:number-lines="true" fo:line-height="normal" fo:text-align="start" fo:keep-together="auto" fo:margin-left="0cm" fo:margin-right="0cm" fo:margin-top="0cm" fo:margin-bottom="0.741cm" fo:text-indent="0cm" fo:background-color="#ffffff" style:shadow="none" fo:keep-with-next="auto" style:text-autospace="none" style:punctuation-wrap="hanging" style:join-border="false"/>
      <style:text-properties fo:font-size="14pt" fo:color="#111111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SegoeUI" style:font-name-asian="-apple-system" style:font-name-complex="SegoeUI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#ffffff" style:text-emphasize="none"/>
    </style:style>
  </office:automatic-styles>
  <office:body>
    <office:text>
      <text:p text:style-name="PO_P1"><text:span text:style-name="PO_T1">G</text:span><text:span text:style-name="PO_T2">it</text:span><text:span text:style-name="PO_T1">H</text:span><text:span text:style-name="PO_T2">ub</text:span><text:span text:style-name="PO_T1">란?</text:span></text:p>
      <text:p text:style-name="PO_P2"/>
      <text:p text:style-name="PO_P3"><text:span text:style-name="PO_T3"><text:s/></text:span><text:span text:style-name="PO_T4">컴퓨터 파일의 변경사항을 추적하고 여러 사용자들 간에 작업을 조율하기 위한</text:span><text:span text:style-name="PO_T5"><text:s/>분산 버전 관리 시스템인 </text:span><text:span text:style-name="PO_T6">깃 저장소 호스팅을 지원하는 웹 서비스</text:span><text:span text:style-name="PO_T7">이다</text:span><text:span text:style-name="PO_T8"><text:s/></text:span><text:span text:style-name="PO_T9">. </text:span></text:p>
      <text:p text:style-name="PO_P4"><text:span text:style-name="PO_T7">깃허브는 소프트웨어 개발 프로젝트를 위한 소스코드 관리 서비스이며, 버전 관리와 협업을 위한 코드 호스팅 플랫폼이다. </text:span></text:p>
      <text:p text:style-name="PO_P4"><text:span text:style-name="PO_T7">깃허브는 마이크로소프트의 웹서비스이며, 2020년 현재 가장 인기 있는 소스 코드 호스팅 서비스이자 소프트웨어 개발 플랫폼이다 깃허브는 Git을 지원하는 웹 호스팅 서비스 시스템의 한 종류이다</text:span></text:p>
      <text:p text:style-name="PO_P4"><text:span text:style-name="PO_T10">깃허브는 전세께의 개발자들</text:span><text:span text:style-name="PO_T7">이 </text:span><text:span text:style-name="PO_T10">자유롭게</text:span><text:span text:style-name="PO_T7"><text:s/></text:span><text:span text:style-name="PO_T10">참여 가능하며 오픈소스를 </text:span><text:span text:style-name="PO_T7">공유하고 </text:span><text:span text:style-name="PO_T10">개방하</text:span><text:span text:style-name="PO_T7">는 </text:span><text:span text:style-name="PO_T10">사이트이다</text:span></text:p>
      <text:p text:style-name="PO_P4"/>
      <text:p text:style-name="PO_P5"><text:span text:style-name="PO_T7">G</text:span><text:span text:style-name="PO_T10">itHub의 장점</text:span></text:p>
      <text:p text:style-name="PO_P5"/>
      <text:p text:style-name="PO_P4"><text:span text:style-name="PO_T10">깃</text:span><text:span text:style-name="PO_T7">허브의 </text:span><text:span text:style-name="PO_T10">장점으로는 빠른 협업환경 조성, 누가 언제 무엇을 수정했는지 코드 리뷰가 가능하</text:span><text:span text:style-name="PO_T7">고,</text:span><text:span text:style-name="PO_T10"><text:s/>이슈 트래커를 지원하며 깃헙을 통해</text:span><text:span text:style-name="PO_T7"><text:s/>깃을 </text:span><text:span text:style-name="PO_T10">쉽게 공유할 수 있다는 것</text:span><text:span text:style-name="PO_T7">이다.</text:span><text:span text:style-name="PO_T10"><text:s/></text:span><text:span text:style-name="PO_T7">또한 </text:span><text:span text:style-name="PO_T10">깃허</text:span><text:span text:style-name="PO_T7">브는 </text:span><text:span text:style-name="PO_T10">대부분</text:span><text:span text:style-name="PO_T7"><text:s/></text:span><text:span text:style-name="PO_T10">IDE에서 git연동을 제공한다.</text:span></text:p>
      <text:p text:style-name="PO_P6"/>
      <text:p text:style-name="PO_P4"><text:span text:style-name="PO_T7">G</text:span><text:span text:style-name="PO_T10">itHub의 </text:span><text:span text:style-name="PO_T7">단</text:span><text:span text:style-name="PO_T10">점</text:span></text:p>
      <text:p text:style-name="PO_P6"/>
      <text:p text:style-name="PO_P7"><text:span text:style-name="PO_T11">플랫폼 입문 진입 장벽이 높다.</text:span><text:span text:style-name="PO_T12"><text:s/></text:span><text:span text:style-name="PO_T13"><text:s/></text:span><text:span text:style-name="PO_T11">깃허브는 초기 환경 설정이 매우 복잡하며 설정을 마친 후에도 오랜 시간을 투자해 기능들을 파악해야 </text:span><text:span text:style-name="PO_T12">함. </text:span><text:span text:style-name="PO_T11">개발 기초 지식이 부족한 사용자의 경우 깃허브 자체를 사용할 일 자체가 없다는 것 또한 플랫폼 성장에 단점이다</text:span></text:p>
      <text:p text:style-name="PO_P6"><text:span text:style-name="PO_T14">G</text:span><text:span text:style-name="PO_T15">itHub와 </text:span><text:span text:style-name="PO_T14">G</text:span><text:span text:style-name="PO_T15">it의 차이점</text:span></text:p>
      <text:p text:style-name="PO_P8"/>
      <text:p text:style-name="PO_P6"><text:span text:style-name="PO_T14">G</text:span><text:span text:style-name="PO_T15">it</text:span><text:span text:style-name="PO_T14">은 </text:span><text:span text:style-name="PO_T15">로컬에서 버전 관리 시스</text:span><text:span text:style-name="PO_T14">템</text:span><text:span text:style-name="PO_T15">을 운영</text:span><text:span text:style-name="PO_T14">하는 방식</text:span></text:p>
      <text:p text:style-name="PO_P6"/>
      <text:p text:style-name="PO_P6"><text:span text:style-name="PO_T15">G</text:span><text:span text:style-name="PO_T14">i</text:span><text:span text:style-name="PO_T15">tHub</text:span><text:span text:style-name="PO_T14">는 </text:span><text:span text:style-name="PO_T15">저장소를 깃허브에서 제공해주는 클라우드 서버를 이용함</text:span></text:p>
      <text:p text:style-name="PO_P8"/>
      <text:p text:style-name="PO_P8"><text:span text:style-name="PO_T15">관련 단어</text:span></text:p>
      <text:p text:style-name="PO_P6"/>
      <text:p text:style-name="PO_P9"><text:span text:style-name="PO_T16">커밋(Commit) : Git(로컬 저장소)에 파일을 추가하거나 변경 내용을 저장하는 작업</text:span></text:p>
      <text:p text:style-name="PO_P9"><text:span text:style-name="PO_T16">푸쉬(Push) : Github(또는 원격 저장소)에 파일을 추가하거나 변경 내용을 저장하는 작업</text:span></text:p>
      <text:p text:style-name="PO_P9"><text:span text:style-name="PO_T16">풀(Pull) : Github(또는 원격 저장소)에서 파일을 다운로드하는 작업</text:span></text:p>
      <text:p text:style-name="PO_P4"/>
      <text:p text:style-name="PO_P5"><text:span text:style-name="PO_T10">버전 관리 시스템</text:span></text:p>
      <text:p text:style-name="PO_P4"/>
      <text:p text:style-name="PO_P10"><text:span text:style-name="PO_T15">버전</text:span><text:span text:style-name="PO_T14"><text:s/></text:span><text:span text:style-name="PO_T15">관리 시스템이란 </text:span><text:span text:style-name="PO_T17">파일 변화를 시간에 따라 기록했다가 나중에 특정 시점의 버전을 다시 불러올 수 있는 시스템</text:span></text:p>
      <text:p text:style-name="PO_P11"/>
      <text:p text:style-name="PO_P12"><text:span text:style-name="PO_T18">장점</text:span></text:p>
      <text:p text:style-name="PO_P11"/>
      <text:p text:style-name="PO_P13"><text:span text:style-name="PO_T19">각 파일을 이전 상태로 되돌릴 수 있고, 프로젝트를 통째로 이전 상태로 되돌릴 수있다.시간에 따른 수정내용을 비교해 볼 수 있고 누가 문제를 일으켰는지 추적할 수도 있다누가 언제 만들어낸 이슈인지도 확인 가능하다 그래서 vcs 를 이용하면 파일을 잃어버리거나 잘못 고쳤을 때에도 쉽게 복구할 수 있다.</text:span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맑은 고딕" svg:font-family="'맑은 고딕'"/>
    <style:font-face style:name="Malgun Gothic" svg:font-family="'Malgun Gothic'"/>
    <style:font-face style:name="Wingdings" svg:font-family="Wingdings"/>
    <style:font-face style:name="Times New Roman" svg:font-family="'Times New Roman'"/>
    <style:font-face style:name="SegoeUI" svg:font-family="SegoeUI"/>
    <style:font-face style:name="-apple-system" svg:font-family="-apple-system"/>
    <style:font-face style:name="Noto Sans KR" svg:font-family="'Noto Sans KR'"/>
    <style:font-face style:name="Noto Sans Demilight" svg:font-family="'Noto Sans Demilight'"/>
    <style:font-face style:name="Spoqa Han Sans" svg:font-family="'Spoqa Han Sans'"/>
    <style:font-face style:name="Roboto" svg:font-family="Roboto"/>
  </office:font-face-decls>
  <office:styles>
    <style:default-style style:family="chart"/>
    <style:default-style style:family="drawing-page"/>
    <style:default-style style:family="graphic"/>
    <style:default-style style:family="paragraph">
      <style:paragraph-properties style:tab-stop-distance="1.411cm"/>
    </style:default-style>
    <style:default-style style:family="presentation"/>
    <style:default-style style:family="ruby"/>
    <style:default-style style:family="table"/>
    <style:default-style style:family="table-cell"/>
    <style:default-style style:family="table-column"/>
    <style:default-style style:family="table-row"/>
    <style:default-style style:family="text"/>
    <style:style style:name="Standard" style:family="paragraph" style:class="text"/>
    <style:style style:name="Title" style:family="paragraph" style:parent-style-name="Standard">
      <style:paragraph-properties fo:margin-left="0cm" fo:margin-right="0cm" fo:margin-top="0.423cm" fo:margin-bottom="0.212cm" fo:text-indent="0cm"/>
      <style:text-properties fo:font-size="16pt" fo:color="#000000" style:font-size-asian="16pt" style:font-size-complex="16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1" style:family="paragraph" style:parent-style-name="Title" style:display-name="Heading 1" style:default-outline-level="1">
      <style:paragraph-properties fo:margin-left="0cm" fo:margin-right="0cm" fo:margin-top="0cm" fo:margin-bottom="0cm" fo:text-indent="0cm"/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2" style:family="paragraph" style:parent-style-name="Title" style:display-name="Heading 2" style:default-outline-level="2">
      <style:paragraph-properties fo:margin-left="0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3" style:family="paragraph" style:parent-style-name="Title" style:display-name="Heading 3" style:default-outline-level="3">
      <style:paragraph-properties fo:margin-left="2.469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4" style:family="paragraph" style:parent-style-name="Title" style:display-name="Heading 4" style:default-outline-level="4">
      <style:paragraph-properties fo:margin-left="2.822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5" style:family="paragraph" style:parent-style-name="Title" style:display-name="Heading 5" style:default-outline-level="5">
      <style:paragraph-properties fo:margin-left="3.175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6" style:family="paragraph" style:parent-style-name="Title" style:display-name="Heading 6" style:default-outline-level="6">
      <style:paragraph-properties fo:margin-left="3.528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7" style:family="paragraph" style:parent-style-name="Title" style:display-name="Heading 7" style:default-outline-level="7">
      <style:paragraph-properties fo:margin-left="3.881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8" style:family="paragraph" style:parent-style-name="Title" style:display-name="Heading 8" style:default-outline-level="8">
      <style:paragraph-properties fo:margin-left="4.233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9" style:family="paragraph" style:parent-style-name="Title" style:display-name="Heading 9" style:default-outline-level="9">
      <style:paragraph-properties fo:margin-left="4.586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Heading" style:family="paragraph" style:parent-style-name="Title" style:display-name="Contents Heading">
      <style:paragraph-properties fo:margin-left="0cm" fo:margin-right="0cm" fo:margin-top="0cm" fo:margin-bottom="0cm" fo:text-indent="0cm"/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1" style:family="paragraph" style:parent-style-name="Index" style:display-name="Contents 1">
      <style:paragraph-properties fo:margin-left="0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2" style:family="paragraph" style:parent-style-name="Index" style:display-name="Contents 2">
      <style:paragraph-properties fo:margin-left="0.75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3" style:family="paragraph" style:parent-style-name="Index" style:display-name="Contents 3">
      <style:paragraph-properties fo:margin-left="1.499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4" style:family="paragraph" style:parent-style-name="Index" style:display-name="Contents 4">
      <style:paragraph-properties fo:margin-left="2.249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5" style:family="paragraph" style:parent-style-name="Index" style:display-name="Contents 5">
      <style:paragraph-properties fo:margin-left="2.999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6" style:family="paragraph" style:parent-style-name="Index" style:display-name="Contents 6">
      <style:paragraph-properties fo:margin-left="3.74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7" style:family="paragraph" style:parent-style-name="Index" style:display-name="Contents 7">
      <style:paragraph-properties fo:margin-left="4.49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8" style:family="paragraph" style:parent-style-name="Index" style:display-name="Contents 8">
      <style:paragraph-properties fo:margin-left="5.24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9" style:family="paragraph" style:parent-style-name="Index" style:display-name="Contents 9">
      <style:paragraph-properties fo:margin-left="5.997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Footnote_20_anchor" style:family="text" style:display-name="Footnote anchor">
      <style:text-properties style:text-position="super 58%"/>
    </style:style>
    <style:style style:name="Footnote_20_Symbol" style:family="text" style:display-name="Footnote Symbol"/>
    <style:style style:name="Endnote_20_anchor" style:family="text" style:display-name="Endnote anchor">
      <style:text-properties style:text-position="super 58%"/>
    </style:style>
    <style:style style:name="Endnote_20_Symbol" style:family="text" style:display-name="Endnote Symbol"/>
    <text:notes-configuration text:note-class="footnote" text:citation-body-style-name="Footnote_20_anchor" text:citation-style-name="Footnote_20_Symbol" style:num-format="1" text:start-value="0" text:start-numbering-at="document"/>
    <text:notes-configuration text:note-class="endnote" text:citation-body-style-name="Endnote_20_anchor" text:citation-style-name="Endnote_20_Symbol" style:num-format="i" text:start-value="0"/>
    <text:linenumbering-configuration text:number-lines="false" text:restart-on-page="false" text:offset="0.501cm"/>
  </office:styles>
  <office:automatic-styles>
    <style:page-layout style:name="StandardL">
      <style:page-layout-properties fo:page-width="21.001cm" fo:page-height="29.7cm" style:print-orientation="portrait" fo:margin-left="2cm" fo:margin-right="2cm" fo:margin-top="2cm" fo:margin-bottom="2cm" style:writing-mode="lr-tb">
        <style:footnote-sep style:width="0cm" style:distance-before-sep="0.101cm" style:distance-after-sep="0.101cm" style:rel-width="0%" style:color="#fcfcfc" style:adjustment="left"/>
      </style:page-layout-properties>
      <style:header-style/>
      <style:footer-style/>
    </style:page-layout>
  </office:automatic-styles>
  <office:master-styles>
    <style:master-page style:name="Standard" style:page-layout-name="StandardL"/>
  </office:master-styles>
</office:document-styles>
</file>

<file path=meta.xml><?xml version="1.0" encoding="utf-8"?>
<office:document-meta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meta>
    <meta:generator>PolarisOffice/9.104.131.47063</meta:generator>
    <meta:initial-creator>Shion</meta:initial-creator>
    <dc:creator>Shion</dc:creator>
    <meta:document-statistic meta:character-count="0" meta:non-whitespace-character-count="0" meta:page-count="1" meta:paragraph-count="0" meta:word-count="0"/>
  </office:meta>
</office:document-meta>
</file>